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3a55" officeooo:paragraph-rsid="00033a55"/>
    </style:style>
    <style:style style:name="P2" style:family="paragraph" style:parent-style-name="Text_20_body" style:list-style-name="L1">
      <style:paragraph-properties fo:margin-left="0.1563in" fo:margin-right="0in" fo:margin-top="0in" fo:margin-bottom="0in" style:contextual-spacing="false" fo:text-indent="0in" style:auto-text-indent="false" style:writing-mode="lr-tb"/>
    </style:style>
    <style:style style:name="P3" style:family="paragraph" style:parent-style-name="Text_20_body">
      <style:text-properties style:text-line-through-style="solid" style:text-line-through-type="single" officeooo:rsid="00033a55" officeooo:paragraph-rsid="00033a5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vie: Title, Text, Ratings, Category</text:p>
      <text:list xml:id="list804663758" text:style-name="L1">
        <text:list-item>
          <text:p text:style-name="P2">Rating system from 1-10 available to registered users</text:p>
        </text:list-item>
        <text:list-item>
          <text:p text:style-name="P2">The home page that shows all movies and the ability to filter movies by categories (URL drove and SEO Friendly)</text:p>
        </text:list-item>
        <text:list-item>
          <text:p text:style-name="P2">Movie Details Page that shows the average rating</text:p>
        </text:list-item>
        <text:list-item>
          <text:p text:style-name="P2">From the Home page, it is possible to provide a quick star rating without reloading a page.</text:p>
        </text:list-item>
        <text:list-item>
          <text:p text:style-name="P2">Admin Interface to manage movies (CRUD)</text:p>
        </text:list-item>
        <text:list-item>
          <text:p text:style-name="P2">Pagination of Movies on Home Page</text:p>
        </text:list-item>
        <text:list-item>
          <text:p text:style-name="P2">Deploy an application to cloud servers like a Heroku or DigitalOcean</text:p>
        </text:list-item>
        <text:list-item>
          <text:p text:style-name="P2">Provide test coverage for the app using RSpec or TDD</text:p>
        </text:list-item>
        <text:list-item>
          <text:p text:style-name="P2">Use bootstrap or similar for the UI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8:20:11.414107091</meta:creation-date>
    <dc:date>2022-09-06T19:38:06.055997710</dc:date>
    <meta:editing-duration>PT1H7M44S</meta:editing-duration>
    <meta:editing-cycles>1</meta:editing-cycles>
    <meta:document-statistic meta:table-count="0" meta:image-count="0" meta:object-count="0" meta:page-count="1" meta:paragraph-count="10" meta:word-count="107" meta:character-count="576" meta:non-whitespace-character-count="488"/>
    <meta:generator>LibreOffice/7.3.5.2$Linux_X86_64 LibreOffice_project/30$Build-2</meta:generator>
  </office:meta>
</office:document-meta>
</file>